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6544" calcext:value-type="float">
            <text:p>58.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2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256" calcext:value-type="float">
            <text:p>58.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6064" calcext:value-type="float">
            <text:p>58.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636" calcext:value-type="float">
            <text:p>58.5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93" calcext:value-type="float">
            <text:p>58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2536" calcext:value-type="float">
            <text:p>58.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2432" calcext:value-type="float">
            <text:p>57.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9928" calcext:value-type="float">
            <text:p>55.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200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9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82016" calcext:value-type="float">
            <text:p>51.1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8032" calcext:value-type="float">
            <text:p>46.7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9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9348" calcext:value-type="float">
            <text:p>46.8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5784" calcext:value-type="float">
            <text:p>45.5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5256" calcext:value-type="float">
            <text:p>46.6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8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14544" calcext:value-type="float">
            <text:p>43.2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87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9224" calcext:value-type="float">
            <text:p>42.5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8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7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4496" calcext:value-type="float">
            <text:p>36.7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96552" calcext:value-type="float">
            <text:p>34.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7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0616" calcext:value-type="float">
            <text:p>28.55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7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7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6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9176" calcext:value-type="float">
            <text:p>24.64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616305</text:p>
          </table:table-cell>
          <table:table-cell office:value-type="string" calcext:value-type="string">
            <text:p>196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